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Text_20_body">
      <style:text-properties fo:font-variant="normal" fo:text-transform="none" fo:color="#333333" style:font-name="Consolas" fo:font-size="9pt" fo:letter-spacing="normal" fo:font-style="normal" fo:font-weight="normal"/>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Standard" style:list-style-name="L1">
      <style:text-properties fo:font-style="normal" style:font-style-asian="normal" style:font-style-complex="normal"/>
    </style:style>
    <style:style style:name="P5" style:family="paragraph" style:parent-style-name="Standard" style:list-style-name="L3"/>
    <style:style style:name="P6" style:family="paragraph" style:parent-style-name="Standard">
      <style:paragraph-properties fo:margin-left="0cm" fo:margin-right="0cm" fo:orphans="2" fo:widows="2" fo:text-indent="0cm" style:auto-text-indent="false"/>
      <style:text-properties fo:font-variant="normal" fo:text-transform="none" fo:color="#a71d5d" style:font-name="Consolas" fo:font-size="9pt" fo:letter-spacing="normal" fo:font-style="normal" fo:font-weight="normal"/>
    </style:style>
    <style:style style:name="P7" style:family="paragraph" style:parent-style-name="Heading_20_3">
      <style:text-properties fo:font-style="normal" style:font-style-asian="normal" style:font-style-complex="normal"/>
    </style:style>
    <style:style style:name="P8" style:family="paragraph" style:parent-style-name="Text_20_body" style:list-style-name="L2"/>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text-properties fo:font-style="normal" style:font-style-asian="normal" style:font-style-complex="normal"/>
    </style:style>
    <style:style style:name="P15" style:family="paragraph" style:parent-style-name="Text_20_body" style:list-style-name="L9">
      <style:text-properties fo:font-style="normal" style:font-style-asian="normal" style:font-style-complex="normal"/>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style>
    <style:style style:name="P2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fo:color="#795da3" style:font-name="Consolas" fo:font-size="9pt" fo:letter-spacing="normal" fo:font-style="normal" fo:font-weight="normal"/>
    </style:style>
    <style:style style:name="T2" style:family="text">
      <style:text-properties fo:font-variant="normal" fo:text-transform="none" fo:color="#a71d5d" style:font-name="Consolas" fo:font-size="9pt" fo:letter-spacing="normal" fo:font-style="normal" fo:font-weight="normal"/>
    </style:style>
    <style:style style:name="T3" style:family="text">
      <style:text-properties fo:font-variant="normal" fo:text-transform="none" fo:color="#333333" fo:letter-spacing="normal"/>
    </style:style>
    <style:style style:name="T4" style:family="text">
      <style:text-properties fo:font-variant="normal" fo:text-transform="none" fo:color="#333333" style:font-name="Consolas" fo:font-size="9pt" fo:letter-spacing="normal" fo:font-style="normal" fo:font-weight="normal"/>
    </style:style>
    <style:style style:name="T5" style:family="text">
      <style:text-properties fo:font-variant="normal" fo:text-transform="none" fo:color="#ed6a43" style:font-name="Consolas" fo:font-size="9pt" fo:letter-spacing="normal" fo:font-style="normal" fo:font-weight="normal"/>
    </style:style>
    <style:style style:name="T6" style:family="text">
      <style:text-properties fo:font-variant="normal" fo:text-transform="none" fo:color="#969896" style:font-name="Consolas" fo:font-size="9pt" fo:letter-spacing="normal" fo:font-style="normal" fo:font-weight="normal"/>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b2b2b2"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999999"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80808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b2b2b2"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ersion 1</text:h>
      <text:p text:style-name="Standard"/>
      <text:p text:style-name="Standard">Cette version comporte les commandes basiques demandées. Le projet comporte deux commandes supplémentaires : <text:span text:style-name="T10">Chargement</text:span><text:span text:style-name="T7"> et </text:span><text:span text:style-name="T10">Sauvegarde.</text:span></text:p>
      <text:h text:style-name="Heading_20_2" text:outline-level="2">Pattern commande</text:h>
      <text:h text:style-name="Heading_20_3" text:outline-level="3">ConcreteCommande</text:h>
      <text:p text:style-name="Text_20_body">Il y a dans la version 1, 8 commandes au total :</text:p>
      <text:list xml:id="list7607113698051343169" text:style-name="L1">
        <text:list-item>
          <text:p text:style-name="P4">Sélection</text:p>
        </text:list-item>
        <text:list-item>
          <text:p text:style-name="P4">Insertion de texte</text:p>
        </text:list-item>
        <text:list-item>
          <text:p text:style-name="P4">Suppression</text:p>
        </text:list-item>
        <text:list-item>
          <text:p text:style-name="P4">Copier</text:p>
        </text:list-item>
        <text:list-item>
          <text:p text:style-name="P4">Couper</text:p>
        </text:list-item>
        <text:list-item>
          <text:p text:style-name="P4">Coller</text:p>
        </text:list-item>
        <text:list-item>
          <text:p text:style-name="P4">Chargement</text:p>
        </text:list-item>
        <text:list-item>
          <text:p text:style-name="P4">Sauvegarde</text:p>
        </text:list-item>
      </text:list>
      <text:p text:style-name="Standard"/>
      <text:p text:style-name="Standard">Toutes les commandes vont appeler une méthode du Receiver :</text:p>
      <text:p text:style-name="Standard">Exemple :</text:p>
      <text:p text:style-name="P3"><text:span text:style-name="T2">@Override</text:span> </text:p>
      <text:p text:style-name="Standard"><text:span text:style-name="T2">public</text:span><text:span text:style-name="T3"> </text:span><text:span text:style-name="T2">void</text:span><text:span text:style-name="T3"> </text:span><text:span text:style-name="T1">execute</text:span><text:span text:style-name="T4">() {</text:span> </text:p>
      <text:p text:style-name="Standard"><text:span text:style-name="T5"><text:tab/>this</text:span><text:span text:style-name="T2">.</text:span><text:span text:style-name="T4">editeur</text:span><text:span text:style-name="T2">.</text:span><text:span text:style-name="T4">couper(); </text:span><text:span text:style-name="T6">// execute le traitement de la commande couper de l'editeur</text:span><text:span text:style-name="T4"> <text:s/></text:span><text:s/><text:tab/></text:p>
      <text:p text:style-name="Standard"><text:span text:style-name="T4">}</text:span> </text:p>
      <text:h text:style-name="Heading_20_3" text:outline-level="3">L'Invoker - Client</text:h>
      <text:p text:style-name="Text_20_body">Dans le projet, la classe Client et la classe Invoker du pattern Command sont représenté en une seul classe : IHM. Cette avec cette dernière que l'utilisateur va interagir. Cette classe contient donc le Receiver et toutes les ConcreteCommandes. Il possède les méthodes pour exécuter celles-ci. </text:p>
      <text:p text:style-name="Text_20_body">Exemple :</text:p>
      <text:p text:style-name="P6">@Override</text:p>
      <text:p text:style-name="Text_20_body"><text:span text:style-name="T2">void</text:span><text:span text:style-name="T3"> </text:span><text:span text:style-name="T1">pressCopier</text:span><text:span text:style-name="T4">(){</text:span></text:p>
      <text:p text:style-name="Text_20_body"><text:span text:style-name="T5">this</text:span><text:span text:style-name="T2">.</text:span><text:span text:style-name="T4">copier</text:span><text:span text:style-name="T2">.</text:span><text:span text:style-name="T4">execute(); </text:span><text:span text:style-name="T6">// execute la commande copier</text:span><text:span text:style-name="T4"> <text:s/></text:span></text:p>
      <text:p text:style-name="P2">}</text:p>
      <text:h text:style-name="Heading_20_3" text:outline-level="3">Receiver</text:h>
      <text:p text:style-name="Text_20_body">Le Receiver du pattern Command est modélisé par l’éditeur. C'est là que tous les traitements des commandes se font.</text:p>
      <text:p text:style-name="Text_20_body">Il contient différents objets pour les traitements :</text:p>
      <text:list xml:id="list5320691694948113331" text:style-name="L2">
        <text:list-item>
          <text:p text:style-name="P8">Presse papier → Le presse papier pour les commandes copier,couper,coller.</text:p>
        </text:list-item>
        <text:list-item>
          <text:p text:style-name="P8">Buffer → contient le texte de l’éditeur</text:p>
        </text:list-item>
        <text:list-item>
          <text:p text:style-name="P8">Selection → représente le curseur </text:p>
        </text:list-item>
        <text:list-item>
          <text:p text:style-name="P8">FluxFile → Gère les manipulations des fichiers lors de la sauvegarde et du chargement.</text:p>
        </text:list-item>
      </text:list>
      <text:h text:style-name="Heading_20_4" text:outline-level="4"><text:soft-page-break/>Les Comportements des commandes dans l'éditeur</text:h>
      <text:p text:style-name="Text_20_body"/>
      <text:p text:style-name="P1">Sélection</text:p>
      <text:p text:style-name="Standard">La sélection peut représenter un curseur ou la sélection d'une portion de texte.</text:p>
      <text:p text:style-name="Standard"/>
      <text:p text:style-name="P1">Insertion de texte</text:p>
      <text:p text:style-name="Standard">Insère un caractère dans le buffer après le curseur. Si il y a une sélection du texte, il supprime la sélection et insère le caractère à la place. La sélection est avancé après le caractère dans les deux cas.</text:p>
      <text:p text:style-name="Standard"/>
      <text:p text:style-name="P1">Suppression</text:p>
      <text:p text:style-name="Standard">Supprimer le caractère derrière le curseur. La sélection est décrémenté de un.</text:p>
      <text:p text:style-name="Standard">Si il y a <text:s/>une sélection du texte il supprime le texte. La sélection se situe au curseur de début dans ce dernier cas.</text:p>
      <text:p text:style-name="Standard"/>
      <text:p text:style-name="P1">Copier</text:p>
      <text:p text:style-name="Standard">copie la sélection dans le presse papier. Si la sélection est un curseur, il ne se passe rien.</text:p>
      <text:p text:style-name="Standard"/>
      <text:p text:style-name="P1">Couper</text:p>
      <text:p text:style-name="Standard">copie la sélection dans le presse Papier puis supprimer la sélection. Si la sélection est un curseur, il ne se passe rien.</text:p>
      <text:p text:style-name="Standard"/>
      <text:p text:style-name="P1">Coller</text:p>
      <text:p text:style-name="Standard">Il ne se passe rien si le presse papier est vide.</text:p>
      <text:p text:style-name="Standard">Insère le presse papier dans le buffer après le curseur. Si il y a une sélection du texte, il le supprime et insère le presse papier à la place. <text:s/>La sélection se situe après le texte ajouté dans les deux cas.</text:p>
      <text:p text:style-name="Standard"/>
      <text:p text:style-name="P1">Chargement</text:p>
      <text:p text:style-name="Standard">charge un fichier depuis le dossier sauvegarde dans le buffer</text:p>
      <text:p text:style-name="Standard"/>
      <text:p text:style-name="P1">Sauvegarde</text:p>
      <text:p text:style-name="Text_20_body">sauvegarde le buffer dans un fichier situé dans le dossier sauvegarde </text:p>
      <text:p text:style-name="Standard"/>
      <text:h text:style-name="Heading_20_4" text:outline-level="4">La classe Pressepapier</text:h>
      <text:p text:style-name="Standard">Le classe PressePapier contient juste un string qui change en fonction des actions copier ou couper.</text:p>
      <text:p text:style-name="Standard"/>
      <text:h text:style-name="Heading_20_4" text:outline-level="4">La classe Selection</text:h>
      <text:p text:style-name="Standard">Comporte deux int qui représentent le curseur de début et de fin. C'est dans cette classe que l'on gérer si les curseurs ne sont pas cohérent.</text:p>
      <text:p text:style-name="Standard"/>
      <text:p text:style-name="Standard">Cas Incohérent --&gt; Solution</text:p>
      <text:list xml:id="list261931055288061914" text:style-name="L3">
        <text:list-item>
          <text:p text:style-name="P5">le début est supérieur à fin --&gt; on inverse les deux valeurs</text:p>
        </text:list-item>
        <text:list-item>
          <text:p text:style-name="P5">fin est inférieur à début --&gt; on inverse les deux valeurs</text:p>
        </text:list-item>
        <text:list-item>
          <text:p text:style-name="P5">fin est supérieur à la taille du buffer --&gt; fin est ramené à la fin du buffer</text:p>
        </text:list-item>
        <text:list-item>
          <text:p text:style-name="P5">début est supérieur à la taille du buffer --&gt; début est ramené à la fin du buffer</text:p>
        </text:list-item>
      </text:list>
      <text:p text:style-name="Standard"/>
      <text:p text:style-name="Standard"/>
      <text:p text:style-name="Standard"/>
      <text:p text:style-name="Standard"/>
      <text:p text:style-name="Standard"/>
      <text:h text:style-name="Heading_20_4" text:outline-level="4"><text:soft-page-break/>La classe FluxFile</text:h>
      <text:p text:style-name="Standard">Classe qui Gère le chargement et la sauvegarde d'un fichier texte. </text:p>
      <text:p text:style-name="Standard"/>
      <text:p text:style-name="Standard"/>
      <text:h text:style-name="Heading_20_4" text:outline-level="4">La classe Buffer</text:h>
      <text:p text:style-name="Standard">Cette classe contient le contenue texte de l’éditeur. Mon choix de variable s'est orienté sur type StringBuffer. Contrairement au type String qui est un objet non mutable, l'objet de type StringBuffer est mutable (sa valeur peut changer au cours du temps). </text:p>
      <text:p text:style-name="Standard"/>
      <text:p text:style-name="Standard">Buffer gère les modifications du texte dans le StringBuffer. C'est à dire, qu'elle vérifie que l'insertion de caractères ou de String, ou encore la suppression dans le StringBuffer se passe bien. Si cela se passe mal, la classe lève une erreur personnalisé : <text:span text:style-name="T8">ErreurInsertionException</text:span>. Cette erreur est alors attrapée et gérer par la classe de l’éditeur.</text:p>
      <text:p text:style-name="Standard"/>
      <text:h text:style-name="Heading_20_4" text:outline-level="4"/>
      <text:h text:style-name="Heading_20_1" text:outline-level="1">Version 2</text:h>
      <text:p text:style-name="Text_20_body"/>
      <text:p text:style-name="Text_20_body">Dans cette version 2, on ajoute la fonctionnalité d'enregistrer des macros. Nous avons donc trois commandes qui s'ajoutent aux huit premières :</text:p>
      <text:list xml:id="list3280331338788360194" text:style-name="L4">
        <text:list-item>
          <text:p text:style-name="P9">Start : Commence l'enregistrement de la macro. Elle efface la macro précédemment enregistré si il y en avait une.</text:p>
        </text:list-item>
        <text:list-item>
          <text:p text:style-name="P9">Stop : Stop l'enregistrement de la macro.</text:p>
        </text:list-item>
        <text:list-item>
          <text:p text:style-name="P9">Rejouer :Rejoue la macro enregistrer si il y en a une.</text:p>
        </text:list-item>
      </text:list>
      <text:p text:style-name="Text_20_body"/>
      <text:p text:style-name="Text_20_body">Toutes les commandes ne s'enregistrent pas pour les macros. Les commandes ci-dessus par exemple ne seront pas ajoutées dans l'enregistreur. Enregistrer des enregistrements de macro n'est pas très banal et agréable pour l'utilisateur. Les commandes sauvegarder et charger ne sont pas non plus enregistrable.</text:p>
      <text:p text:style-name="Standard"/>
      <text:h text:style-name="Heading_20_2" text:outline-level="2">Pattern memento</text:h>
      <text:h text:style-name="Heading_20_3" text:outline-level="3">Originator</text:h>
      <text:p text:style-name="Text_20_body">Il s'agit des commandes à enregistrer pour pouvoir les rejouer. Chaque Commande va retourner un memento lors de l'enregistrement ( <text:span text:style-name="T9">getMemento() </text:span>). Quand l'action <text:span text:style-name="T10">rejouer</text:span> sera enclenchée, la commande reprendra son memento( <text:span text:style-name="T9">setMemento(ItfMemento m ) </text:span>) et sera de nouveau exécutée.</text:p>
      <text:p text:style-name="Text_20_body"/>
      <text:p text:style-name="Text_20_body"/>
      <text:p text:style-name="Text_20_body"/>
      <text:h text:style-name="Heading_20_3" text:outline-level="3"><text:soft-page-break/>Memento</text:h>
      <text:p text:style-name="Text_20_body">Les mementos ne sont pas toujours obligatoire pour pouvoir rejouer une commande. Par exemple la commande Suppression s’exécute sans avoir besoin de savoir quelque chose vu que la sélection est un traitement à pars.</text:p>
      <text:p text:style-name="Text_20_body">Il y a seulement deux commandes qui ont besoin de savoir quelque chose pour s’exécuter correctement : </text:p>
      <text:list xml:id="list8734111665283199434" text:style-name="L5">
        <text:list-item>
          <text:p text:style-name="P10">InsertionTexte<text:tab/>→ Quelle caractère à insérer ? → un memento avec 1 caractère.</text:p>
        </text:list-item>
        <text:list-item>
          <text:p text:style-name="P10">Selection <text:tab/>→ Quelle est la position du curseur ? → un memento avec le curseur de début et le curseur de fin.</text:p>
        </text:list-item>
      </text:list>
      <text:p text:style-name="Standard">Pour répondre à ce problème, un memento est enregistrer avec les données qu'il faut pour que la commande s’exécute bien.</text:p>
      <text:p text:style-name="Standard">Pour toutes les autres commandes, un memento vide est enregistrer.</text:p>
      <text:p text:style-name="Standard"/>
      <text:h text:style-name="Heading_20_3" text:outline-level="3">Caretaker</text:h>
      <text:p text:style-name="Text_20_body">Le Caretaker correspond à l'enregistreur dans le projet. L'enregistreur possède comme attribut un boolean pour savoir s'il doit enregistrer les actions de l'utilisateur et deux listes très liées :</text:p>
      <text:list xml:id="list6344449191946506929" text:style-name="L6">
        <text:list-item>
          <text:p text:style-name="P11">Une liste de commande</text:p>
        </text:list-item>
        <text:list-item>
          <text:p text:style-name="P11">Une liste de memento</text:p>
        </text:list-item>
      </text:list>
      <text:p text:style-name="Text_20_body">Quand on enregistre une commande, on l'ajoute à la première liste et on enregistre son memento dans la deuxième :</text:p>
      <text:p text:style-name="Text_20_body"><text:span text:style-name="T2">public</text:span><text:span text:style-name="T3"> </text:span><text:span text:style-name="T2">void</text:span><text:span text:style-name="T3"> </text:span><text:span text:style-name="T1">Ajout</text:span><text:span text:style-name="T4">(ItfCommande</text:span><text:span text:style-name="T3"> </text:span><text:span text:style-name="T5">commande</text:span><text:span text:style-name="T4">) {</text:span> </text:p>
      <text:p text:style-name="Text_20_body"><text:span text:style-name="T2"><text:tab/>if</text:span><text:span text:style-name="T3"> </text:span><text:span text:style-name="T4">(</text:span><text:span text:style-name="T5">this</text:span><text:span text:style-name="T2">.</text:span><text:span text:style-name="T4">rec) {</text:span> </text:p>
      <text:p text:style-name="Text_20_body"><text:span text:style-name="T5"><text:tab/><text:tab/>this</text:span><text:span text:style-name="T2">.</text:span><text:span text:style-name="T4">listcommande</text:span><text:span text:style-name="T2">.</text:span><text:span text:style-name="T4">add(commande);</text:span> </text:p>
      <text:p text:style-name="Text_20_body"><text:span text:style-name="T5"><text:tab/><text:tab/>this</text:span><text:span text:style-name="T2">.</text:span><text:span text:style-name="T4">listmemento</text:span><text:span text:style-name="T2">.</text:span><text:span text:style-name="T4">add(commande</text:span><text:span text:style-name="T2">.</text:span><text:span text:style-name="T4">getMemento());</text:span> </text:p>
      <text:p text:style-name="Text_20_body"><text:span text:style-name="T4"><text:tab/>}</text:span> </text:p>
      <text:p text:style-name="Text_20_body"><text:span text:style-name="T4">}</text:span> </text:p>
      <text:p text:style-name="Text_20_body">Il se passe la même chose lorsqu'on rejoue une macro. On parcours les deux listes simultanément pour rejouer les commandes avec leurs mementos.</text:p>
      <text:h text:style-name="Heading_20_3" text:outline-level="3"/>
      <text:h text:style-name="Heading_20_2" text:outline-level="2">Partie 3</text:h>
      <text:p text:style-name="Text_20_body">Dans cette version 3, on ajoute la fonctionnalité de faire et défaire les actions. Nous avons donc deux commandes qui s'ajoutent aux anciennes :</text:p>
      <text:list xml:id="list7151751393321679590" text:style-name="L7">
        <text:list-item>
          <text:p text:style-name="P12">Undo : annule la dernière action. Si répété plusieurs fois, on peut revenir au début </text:p>
        </text:list-item>
        <text:list-item>
          <text:p text:style-name="P12">Do : refaire la dernière action annulé. </text:p>
        </text:list-item>
      </text:list>
      <text:p text:style-name="Text_20_body">Les commandes Do et Undo ne peuvent annuler ou refaire certaine action.</text:p>
      <text:p text:style-name="Text_20_body">Tout les commandes en rapport avec l'enregistrement ne peuvent être refaire ou défaire.</text:p>
      <text:p text:style-name="Text_20_body">Le contraire est aussi vrai, l'enregistreur n'enregistre pas les commandes Do et Undo. <text:s/></text:p>
      <text:p text:style-name="Text_20_body"><text:soft-page-break/></text:p>
      <text:h text:style-name="Heading_20_2" text:outline-level="2">Pattern memento</text:h>
      <text:h text:style-name="Heading_20_3" text:outline-level="3">Originator</text:h>
      <text:p text:style-name="Text_20_body">J'ai choisie d'enregistrer l’état actuel de l'éditeur à chaque changement du buffer. Cela représente le choix de sacrifier le stockage pour gagner du temps de traitement. L'originator de cette partie est donc l’éditeur.</text:p>
      <text:h text:style-name="Heading_20_3" text:outline-level="3">Memento</text:h>
      <text:p text:style-name="Text_20_body">Il n'y a donc une seule classe memento pour cette partie. Le memento MementoEtatBuffer<text:span text:style-name="T3"> comporte l’état du buffer et la sélection.</text:span></text:p>
      <text:h text:style-name="Heading_20_3" text:outline-level="3">Caretaker</text:h>
      <text:p text:style-name="Text_20_body">Le Caretaker de la partie 3 se nomme TimeMachine. Nom approprié pour retourner dans le passé et revenir dans le présent. La TimeMachine comporte deux attributs majeurs. </text:p>
      <text:list xml:id="list5533946580772277487" text:style-name="L8">
        <text:list-item>
          <text:p text:style-name="P13">Une pile des états passés </text:p>
        </text:list-item>
        <text:list-item>
          <text:p text:style-name="P13">Une pile des états futurs</text:p>
        </text:list-item>
      </text:list>
      <text:p text:style-name="Text_20_body">A chaque commande Undo, la tête de la pile avant se déplace sur la tête de la pile après. </text:p>
      <text:p text:style-name="Text_20_body">A chaque commande Do, la tête de la pile après se déplace sur la tête de la pile <text:s/>avant.</text:p>
      <text:p text:style-name="Text_20_body"><draw:g text:anchor-type="paragraph" draw:z-index="0" draw:style-name="gr1"><draw:custom-shape draw:style-name="gr2" draw:text-style-name="P17" svg:width="1.497cm" svg:height="1.361cm" svg:x="0.4cm" svg:y="1.62cm"><text:p text:style-name="P16"><text:span text:style-name="T11">Etat 0</text:span></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17" svg:width="1.497cm" svg:height="1.361cm" svg:x="0.4cm" svg:y="0.916cm"><text:p text:style-name="P16"><text:span text:style-name="T11">Etat 1</text:span></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17" svg:width="1.497cm" svg:height="1.362cm" svg:x="0.4cm" svg:y="0.212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17" svg:width="1.497cm" svg:height="1.361cm" svg:x="3.685cm" svg:y="1.752cm"><text:p text:style-name="P16"><text:span text:style-name="T11">Etat 2</text:span></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18" svg:width="1.497cm" svg:height="1.362cm" svg:x="3.685cm" svg:y="1.048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18" svg:width="1.497cm" svg:height="1.362cm" svg:x="3.685cm" svg:y="0.344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17" svg:width="1.497cm" svg:height="1.361cm" svg:x="0.4cm" svg:y="5.92cm"><text:p text:style-name="P16"><text:span text:style-name="T11">Etat 0</text:span></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17" svg:width="1.497cm" svg:height="1.362cm" svg:x="0.4cm" svg:y="5.216cm"><text:p text:style-name="P16"><text:span text:style-name="T11">Etat 1</text:span></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6" draw:text-style-name="P17" svg:width="1.497cm" svg:height="1.362cm" svg:x="0.4cm" svg:y="4.512cm"><text:p text:style-name="P16"><text:span text:style-name="T11">Etat 2</text:span></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17" svg:width="1.497cm" svg:height="1.362cm" svg:x="3.685cm" svg:y="6.05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17" svg:width="1.497cm" svg:height="1.361cm" svg:x="3.685cm" svg:y="5.348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18" svg:width="1.497cm" svg:height="1.362cm" svg:x="3.685cm" svg:y="4.645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8" draw:text-style-name="P20" svg:width="6.002cm" svg:height="1.227cm" svg:x="0cm" svg:y="3.313cm"><draw:text-box><text:p text:style-name="P19"><text:span text:style-name="T12">Pile avant</text:span><text:span text:style-name="T12"><text:tab/></text:span><text:span text:style-name="T12"> <text:s text:c="5"/>Pile après</text:span></text:p></draw:text-box></draw:frame><draw:custom-shape draw:style-name="gr9" draw:text-style-name="P21" svg:width="1.4cm" svg:height="0.802cm" svg:x="2.101cm" svg:y="1.411cm"><text:p text:style-name="P16"><text:span text:style-name="T13">Und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21" svg:width="1.4cm" svg:height="0.8cm" svg:x="2.101cm" svg:y="5.613cm"><text:p text:style-name="P16"><text:span text:style-name="T13">D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Schéma des deux piles dans la TimeMachin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Pattern Observer</text:h>
      <text:p text:style-name="Text_20_body"/>
      <text:p text:style-name="Text_20_body">Dans la partie Originator nous avons dit : <text:span text:style-name="T10">« enregistrer l’état actuel de l'éditeur à chaque changement du buffer » </text:span><text:span text:style-name="T7">. Pour savoir quand le buffer est modifié, le pattern Observer me paraît tout à fait approprier pour résoudre ce problème. J'utilise les classes Observer et Observable déjà implémentées par Java pour réaliser le pattern.</text:span></text:p>
      <text:p text:style-name="P14"/>
      <text:h text:style-name="P7" text:outline-level="3">Subject</text:h>
      <text:p text:style-name="P14">L'observable est l'éditeur, celui qui fait les traitements, donc il sera quand le buffer sera modifé. On notifie les observers quand il y a :</text:p>
      <text:list xml:id="list1474715178041614846" text:style-name="L9">
        <text:list-item>
          <text:p text:style-name="P15">Insertion d'un caractère</text:p>
        </text:list-item>
        <text:list-item>
          <text:p text:style-name="P15">Suppression</text:p>
        </text:list-item>
        <text:list-item>
          <text:p text:style-name="P15">Couper quand il y a une sélection</text:p>
        </text:list-item>
        <text:list-item>
          <text:p text:style-name="P15">Coller quand le presse-papier n'est pas vide</text:p>
        </text:list-item>
        <text:list-item>
          <text:p text:style-name="P15">Chargement d'un fichier</text:p>
        </text:list-item>
      </text:list>
      <text:h text:style-name="P7" text:outline-level="3">Observer</text:h>
      <text:p text:style-name="P14">Le Caretaker (TimeMachine) est notifié lors d'un changement du buffer. Nous ajoutons alors le memento à la pile a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Text_20_body"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3T12:52:10.79</meta:creation-date>
    <dc:date>2016-11-23T23:09:41.57</dc:date>
    <meta:editing-duration>PT4H21M58S</meta:editing-duration>
    <meta:editing-cycles>14</meta:editing-cycles>
    <meta:generator>OpenOffice/4.1.3$Win32 OpenOffice.org_project/413m1$Build-9783</meta:generator>
    <meta:document-statistic meta:table-count="0" meta:image-count="0" meta:object-count="0" meta:page-count="6" meta:paragraph-count="124" meta:word-count="1385" meta:character-count="8265"/>
  </office:meta>
</office:document-meta>
</file>